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ext_20_body">
      <style:text-properties officeooo:rsid="002835f7" officeooo:paragraph-rsid="002fd78c"/>
    </style:style>
    <style:style style:name="P11" style:family="paragraph" style:parent-style-name="Text_20_body">
      <style:text-properties officeooo:rsid="002835f7" officeooo:paragraph-rsid="003c537c"/>
    </style:style>
    <style:style style:name="P12" style:family="paragraph" style:parent-style-name="Text_20_body">
      <style:text-properties officeooo:rsid="003ea17e" officeooo:paragraph-rsid="003ea17e"/>
    </style:style>
    <style:style style:name="P13" style:family="paragraph" style:parent-style-name="Table_20_Heading">
      <style:text-properties officeooo:rsid="00262f7c" officeooo:paragraph-rsid="00262f7c"/>
    </style:style>
    <style:style style:name="P14" style:family="paragraph" style:parent-style-name="Table_20_Heading">
      <style:text-properties officeooo:rsid="00262f7c" officeooo:paragraph-rsid="0029434f"/>
    </style:style>
    <style:style style:name="P15" style:family="paragraph" style:parent-style-name="Table_20_Heading">
      <style:text-properties officeooo:rsid="00262f7c" officeooo:paragraph-rsid="002fd78c"/>
    </style:style>
    <style:style style:name="P16" style:family="paragraph" style:parent-style-name="Table_20_Heading">
      <style:text-properties officeooo:rsid="00262f7c" officeooo:paragraph-rsid="003c537c"/>
    </style:style>
    <style:style style:name="P17" style:family="paragraph" style:parent-style-name="Table_20_Contents">
      <style:text-properties officeooo:rsid="00262f7c" officeooo:paragraph-rsid="00262f7c"/>
    </style:style>
    <style:style style:name="P18" style:family="paragraph" style:parent-style-name="Table_20_Contents">
      <style:text-properties officeooo:rsid="00262f7c" officeooo:paragraph-rsid="0029434f"/>
    </style:style>
    <style:style style:name="P19" style:family="paragraph" style:parent-style-name="Table_20_Contents">
      <style:text-properties officeooo:paragraph-rsid="00262f7c"/>
    </style:style>
    <style:style style:name="P20" style:family="paragraph" style:parent-style-name="Table_20_Contents">
      <style:text-properties officeooo:rsid="0029434f" officeooo:paragraph-rsid="0029434f"/>
    </style:style>
    <style:style style:name="P21" style:family="paragraph" style:parent-style-name="Table_20_Contents">
      <style:text-properties officeooo:rsid="002835f7" officeooo:paragraph-rsid="002fd78c"/>
    </style:style>
    <style:style style:name="P22" style:family="paragraph" style:parent-style-name="Table_20_Contents">
      <style:text-properties officeooo:rsid="002835f7" officeooo:paragraph-rsid="003c537c"/>
    </style:style>
    <style:style style:name="P23" style:family="paragraph" style:parent-style-name="Table_20_Contents">
      <style:text-properties officeooo:rsid="002fd78c" officeooo:paragraph-rsid="002fd78c"/>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Title" style:master-page-name="First_20_Page">
      <style:paragraph-properties style:page-number="auto"/>
    </style:style>
    <style:style style:name="P28" style:family="paragraph" style:parent-style-name="Heading_20_1" style:list-style-name=""/>
    <style:style style:name="P29" style:family="paragraph" style:parent-style-name="Heading_20_1">
      <style:text-properties officeooo:rsid="00205e69" officeooo:paragraph-rsid="00205e69"/>
    </style:style>
    <style:style style:name="P30" style:family="paragraph" style:parent-style-name="Heading_20_1">
      <style:text-properties officeooo:rsid="00236181" officeooo:paragraph-rsid="00262f7c"/>
    </style:style>
    <style:style style:name="P31" style:family="paragraph" style:parent-style-name="Heading_20_1">
      <style:text-properties officeooo:rsid="00236181" officeooo:paragraph-rsid="00236181"/>
    </style:style>
    <style:style style:name="P32" style:family="paragraph" style:parent-style-name="Heading_20_1">
      <style:text-properties officeooo:rsid="0024f290" officeooo:paragraph-rsid="0024f290"/>
    </style:style>
    <style:style style:name="P33" style:family="paragraph" style:parent-style-name="Heading_20_1">
      <style:paragraph-properties fo:break-before="page"/>
    </style:style>
    <style:style style:name="P34" style:family="paragraph" style:parent-style-name="Heading_20_2">
      <style:text-properties officeooo:rsid="00205e69" officeooo:paragraph-rsid="00205e69"/>
    </style:style>
    <style:style style:name="P35" style:family="paragraph" style:parent-style-name="Heading_20_2">
      <style:text-properties officeooo:rsid="003ea17e" officeooo:paragraph-rsid="003ea17e"/>
    </style:style>
    <style:style style:name="P36" style:family="paragraph" style:parent-style-name="Heading_20_2">
      <style:text-properties officeooo:rsid="0024f290" officeooo:paragraph-rsid="0024f290"/>
    </style:style>
    <style:style style:name="P37" style:family="paragraph" style:parent-style-name="Contents_20_Heading" style:master-page-name="Standard">
      <style:paragraph-properties style:page-number="1" fo:break-before="page"/>
    </style:style>
    <style:style style:name="P38" style:family="paragraph" style:parent-style-name="Heading_20_3">
      <style:text-properties officeooo:paragraph-rsid="002fd78c"/>
    </style:style>
    <style:style style:name="P39" style:family="paragraph" style:parent-style-name="Heading_20_3">
      <style:text-properties officeooo:paragraph-rsid="003c537c"/>
    </style:style>
    <style:style style:name="P40" style:family="paragraph" style:parent-style-name="Heading_20_3">
      <style:text-properties officeooo:rsid="0034cc74" officeooo:paragraph-rsid="0034cc74"/>
    </style:style>
    <style:style style:name="P41" style:family="paragraph" style:parent-style-name="Text_20_body" style:list-style-name="L1">
      <style:text-properties officeooo:rsid="001b810d" officeooo:paragraph-rsid="001b810d"/>
    </style:style>
    <style:style style:name="P42" style:family="paragraph" style:parent-style-name="Text_20_body" style:list-style-name="L2">
      <style:text-properties officeooo:rsid="001b810d" officeooo:paragraph-rsid="001b810d"/>
    </style:style>
    <style:style style:name="P43" style:family="paragraph" style:parent-style-name="Text_20_body" style:list-style-name="L3">
      <style:text-properties officeooo:rsid="00236181" officeooo:paragraph-rsid="00236181"/>
    </style:style>
    <style:style style:name="P44" style:family="paragraph" style:parent-style-name="Text_20_body" style:list-style-name="L4">
      <style:text-properties officeooo:rsid="003ea17e" officeooo:paragraph-rsid="003ea17e"/>
    </style:style>
    <style:style style:name="P45" style:family="paragraph" style:parent-style-name="Text_20_body" style:list-style-name="L5">
      <style:text-properties officeooo:rsid="002043cd" officeooo:paragraph-rsid="00372ba9"/>
    </style:style>
    <style:style style:name="P46" style:family="paragraph" style:parent-style-name="Text_20_body" style:list-style-name="L5">
      <style:text-properties officeooo:rsid="0038c8ac" officeooo:paragraph-rsid="003bc534"/>
    </style:style>
    <style:style style:name="P47" style:family="paragraph" style:parent-style-name="Text_20_body" style:list-style-name="L5">
      <style:text-properties officeooo:rsid="0041c440" officeooo:paragraph-rsid="0041c440"/>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T11" style:family="text">
      <style:text-properties officeooo:rsid="003bebdc"/>
    </style:style>
    <style:style style:name="T12" style:family="text">
      <style:text-properties officeooo:rsid="003c537c"/>
    </style:style>
    <style:style style:name="T13" style:family="text">
      <style:text-properties officeooo:rsid="003d12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eiskan dokumentaatio<text:line-break/><text:date style:data-style-name="N10121" text:date-value="2017-04-02T13:51:19.607450310">2.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Sisällys</text:p>
          </text:index-title>
          <text:p text:style-name="P25"><text:a xlink:type="simple" xlink:href="#__RefHeading___Toc114_700232704" text:style-name="Index_20_Link" text:visited-style-name="Index_20_Link">Johdanto<text:tab/>2</text:a></text:p>
          <text:p text:style-name="P25"><text:a xlink:type="simple" xlink:href="#__RefHeading___Toc116_700232704" text:style-name="Index_20_Link" text:visited-style-name="Index_20_Link">Yleiskuva järjestelmästä<text:tab/>2</text:a></text:p>
          <text:p text:style-name="P26"><text:a xlink:type="simple" xlink:href="#__RefHeading___Toc5182_1714241314" text:style-name="Index_20_Link" text:visited-style-name="Index_20_Link">Käyttötapauskaavio<text:tab/>2</text:a></text:p>
          <text:p text:style-name="P26"><text:a xlink:type="simple" xlink:href="#__RefHeading___Toc5184_1714241314" text:style-name="Index_20_Link" text:visited-style-name="Index_20_Link">Käyttäjäryhmät<text:tab/>2</text:a></text:p>
          <text:p text:style-name="P26"><text:a xlink:type="simple" xlink:href="#__RefHeading___Toc118_700232704" text:style-name="Index_20_Link" text:visited-style-name="Index_20_Link">Käyttötapaukset<text:tab/>3</text:a></text:p>
          <text:p text:style-name="P25"><text:a xlink:type="simple" xlink:href="#__RefHeading___Toc139_373782398" text:style-name="Index_20_Link" text:visited-style-name="Index_20_Link">Järjestelmän tietosisältö<text:tab/>4</text:a></text:p>
          <text:p text:style-name="P26"><text:a xlink:type="simple" xlink:href="#__RefHeading___Toc141_373782398" text:style-name="Index_20_Link" text:visited-style-name="Index_20_Link">Käsitekaavio<text:tab/>4</text:a></text:p>
          <text:p text:style-name="P26"><text:a xlink:type="simple" xlink:href="#__RefHeading___Toc459_2052864105" text:style-name="Index_20_Link" text:visited-style-name="Index_20_Link">Tietokohteet<text:tab/>4</text:a></text:p>
          <text:p text:style-name="P24"><text:a xlink:type="simple" xlink:href="#__RefHeading___Toc344_800399434" text:style-name="Index_20_Link" text:visited-style-name="Index_20_Link">Tietokohde: Äänestys (poll)<text:tab/>4</text:a></text:p>
          <text:p text:style-name="P24"><text:a xlink:type="simple" xlink:href="#__RefHeading___Toc346_800399434" text:style-name="Index_20_Link" text:visited-style-name="Index_20_Link">Tietokohde: Äänestysvaihtoehto (poll_option)<text:tab/>5</text:a></text:p>
          <text:p text:style-name="P24"><text:a xlink:type="simple" xlink:href="#__RefHeading___Toc478_1878694178" text:style-name="Index_20_Link" text:visited-style-name="Index_20_Link">Tietokohde: Ääni (vote)<text:tab/>5</text:a></text:p>
          <text:p text:style-name="P24"><text:a xlink:type="simple" xlink:href="#__RefHeading___Toc554_1792213270" text:style-name="Index_20_Link" text:visited-style-name="Index_20_Link">Tietokohde: Äänestäneet (voters)<text:tab/>5</text:a></text:p>
          <text:p text:style-name="P24"><text:a xlink:type="simple" xlink:href="#__RefHeading___Toc480_1878694178" text:style-name="Index_20_Link" text:visited-style-name="Index_20_Link">Tietokohde: Tyyppi (poll_type)<text:tab/>5</text:a></text:p>
          <text:p text:style-name="P24"><text:a xlink:type="simple" xlink:href="#__RefHeading___Toc350_800399434" text:style-name="Index_20_Link" text:visited-style-name="Index_20_Link">Tietokohde: Henkilö (person)<text:tab/>5</text:a></text:p>
          <text:p text:style-name="P25"><text:a xlink:type="simple" xlink:href="#__RefHeading___Toc143_373782398" text:style-name="Index_20_Link" text:visited-style-name="Index_20_Link">Relaatiotietokantakaavio<text:tab/>6</text:a></text:p>
          <text:p text:style-name="P25"><text:a xlink:type="simple" xlink:href="#__RefHeading___Toc145_373782398" text:style-name="Index_20_Link" text:visited-style-name="Index_20_Link">Järjestelmän yleisrakenne<text:tab/>6</text:a></text:p>
          <text:p text:style-name="P25"><text:a xlink:type="simple" xlink:href="#__RefHeading___Toc147_373782398" text:style-name="Index_20_Link" text:visited-style-name="Index_20_Link">Käyttöliittymä ja järjestelmän komponentit<text:tab/>6</text:a></text:p>
          <text:p text:style-name="P25"><text:a xlink:type="simple" xlink:href="#__RefHeading___Toc149_373782398" text:style-name="Index_20_Link" text:visited-style-name="Index_20_Link">Asennustiedot<text:tab/>7</text:a></text:p>
          <text:p text:style-name="P25"><text:a xlink:type="simple" xlink:href="#__RefHeading___Toc151_373782398" text:style-name="Index_20_Link" text:visited-style-name="Index_20_Link">Käynnistysohje<text:tab/>7</text:a></text:p>
          <text:p text:style-name="P25"><text:a xlink:type="simple" xlink:href="#__RefHeading___Toc153_373782398" text:style-name="Index_20_Link" text:visited-style-name="Index_20_Link">Testaus ym.<text:tab/>7</text:a></text:p>
          <text:p text:style-name="P26"><text:a xlink:type="simple" xlink:href="#__RefHeading___Toc155_373782398" text:style-name="Index_20_Link" text:visited-style-name="Index_20_Link">Testaus<text:tab/>7</text:a></text:p>
          <text:p text:style-name="P26"><text:a xlink:type="simple" xlink:href="#__RefHeading___Toc5180_1714241314" text:style-name="Index_20_Link" text:visited-style-name="Index_20_Link">Havaittuja ongelmia<text:tab/>7</text:a></text:p>
          <text:p text:style-name="P26"><text:a xlink:type="simple" xlink:href="#__RefHeading___Toc157_373782398" text:style-name="Index_20_Link" text:visited-style-name="Index_20_Link">Jatkokehitysideat<text:tab/>7</text:a></text:p>
          <text:p text:style-name="P24"><text:a xlink:type="simple" xlink:href="#__RefHeading___Toc533_134608990" text:style-name="Index_20_Link" text:visited-style-name="Index_20_Link">Suunta 1<text:tab/>7</text:a></text:p>
          <text:p text:style-name="P24"><text:a xlink:type="simple" xlink:href="#__RefHeading___Toc535_134608990" text:style-name="Index_20_Link" text:visited-style-name="Index_20_Link">Suunta 2<text:tab/>7</text:a></text:p>
          <text:p text:style-name="P25"><text:a xlink:type="simple" xlink:href="#__RefHeading___Toc159_373782398" text:style-name="Index_20_Link" text:visited-style-name="Index_20_Link">Omat kokemukset<text:tab/>7</text:a></text:p>
          <text:p text:style-name="P25"><text:a xlink:type="simple" xlink:href="#__RefHeading___Toc161_373782398" text:style-name="Index_20_Link" text:visited-style-name="Index_20_Link">Muu dokumentaatio<text:tab/>7</text:a></text:p>
        </text:index-body>
      </text:table-of-content>
      <text:p text:style-name="Text_20_body"/>
      <text:h text:style-name="P28" text:outline-level="1"/>
      <text:h text:style-name="P33"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4"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4"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6047498105161282131" text:style-name="L1">
        <text:list-item>
          <text:p text:style-name="P41">nykyinen kärki,</text:p>
        </text:list-item>
        <text:list-item>
          <text:p text:style-name="P41">kaikkien ehdokkaiden äänimäärät tai</text:p>
        </text:list-item>
        <text:list-item>
          <text:p text:style-name="P41">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5890367410675595689" text:style-name="L2">
        <text:list-item>
          <text:p text:style-name="P42">Anonyymiäänestys</text:p>
        </text:list-item>
        <text:list-item>
          <text:p text:style-name="P42">Identifioitu äänestys, kirjautuminen</text:p>
        </text:list-item>
        <text:list-item>
          <text:p text:style-name="P42">Äänestyksen luominen, muuttaminen ja poistaminen</text:p>
        </text:list-item>
        <text:list-item>
          <text:p text:style-name="P42">Tulokset</text:p>
        </text:list-item>
        <text:list-item>
          <text:p text:style-name="P42">Aktiviteettiraportointi</text:p>
        </text:list-item>
        <text:list-item>
          <text:p text:style-name="P42">Rekisteröityneiden käyttäjien tietojen muuttaminen ja poisto</text:p>
        </text:list-item>
      </text:list>
      <text:h text:style-name="P29" text:outline-level="1"><text:bookmark-start text:name="__RefHeading___Toc139_373782398"/><text:soft-page-break/>Järjestelmän tietosisältö<text:bookmark-end text:name="__RefHeading___Toc139_373782398"/></text:h>
      <text:h text:style-name="P34"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12">(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3">Attribuutti</text:p>
            </table:table-cell>
            <table:table-cell table:style-name="TietokohdeÄänestys.A1" office:value-type="string">
              <text:p text:style-name="P13">Arvojoukko</text:p>
            </table:table-cell>
            <table:table-cell table:style-name="TietokohdeÄänestys.C1" office:value-type="string">
              <text:p text:style-name="P13">Kuvailu</text:p>
            </table:table-cell>
          </table:table-row>
        </table:table-header-rows>
        <table:table-row>
          <table:table-cell table:style-name="TietokohdeÄänestys.A2" office:value-type="string">
            <text:p text:style-name="P17">Nimi</text:p>
          </table:table-cell>
          <table:table-cell table:style-name="TietokohdeÄänestys.A2" office:value-type="string">
            <text:p text:style-name="P17">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7">Alkuaika</text:p>
          </table:table-cell>
          <table:table-cell table:style-name="TietokohdeÄänestys.A2" office:value-type="string">
            <text:p text:style-name="P17">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7">Loppuaika</text:p>
          </table:table-cell>
          <table:table-cell table:style-name="TietokohdeÄänestys.A2" office:value-type="string">
            <text:p text:style-name="P17">Päivämäärä</text:p>
          </table:table-cell>
          <table:table-cell table:style-name="TietokohdeÄänestys.C2" office:value-type="string">
            <text:p text:style-name="P17">Äänestyksen loppupäivä</text:p>
          </table:table-cell>
        </table:table-row>
        <table:table-row>
          <table:table-cell table:style-name="TietokohdeÄänestys.A2" office:value-type="string">
            <text:p text:style-name="P17">Anonyymi?</text:p>
          </table:table-cell>
          <table:table-cell table:style-name="TietokohdeÄänestys.A2" office:value-type="string">
            <text:p text:style-name="P17">Totuusarvo</text:p>
          </table:table-cell>
          <table:table-cell table:style-name="TietokohdeÄänestys.C2" office:value-type="string">
            <text:p text:style-name="P17">Saako äänestää tunnistautumatta</text:p>
          </table:table-cell>
        </table:table-row>
        <table:table-row>
          <table:table-cell table:style-name="TietokohdeÄänestys.A2" office:value-type="string">
            <text:p text:style-name="P23">Tyyppi</text:p>
          </table:table-cell>
          <table:table-cell table:style-name="TietokohdeÄänestys.A2" office:value-type="string">
            <text:p text:style-name="P23">Viittaus tietokohteeseen Tyyppi</text:p>
          </table:table-cell>
          <table:table-cell table:style-name="TietokohdeÄänestys.C2" office:value-type="string">
            <text:p text:style-name="P23">Mitä näytetään äänestyksen lopuksi</text:p>
          </table:table-cell>
        </table:table-row>
      </table:table>
      <text:p text:style-name="P4">Ää<text:span text:style-name="T13">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12">(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Attribuutti</text:p>
            </table:table-cell>
            <table:table-cell table:style-name="Table1.A1" office:value-type="string">
              <text:p text:style-name="P13">Arvojoukko</text:p>
            </table:table-cell>
            <table:table-cell table:style-name="Table1.C1" office:value-type="string">
              <text:p text:style-name="P13">Kuvailu</text:p>
            </table:table-cell>
          </table:table-row>
        </table:table-header-rows>
        <table:table-row>
          <table:table-cell table:style-name="Table1.A2" office:value-type="string">
            <text:p text:style-name="P17">Nimi</text:p>
          </table:table-cell>
          <table:table-cell table:style-name="Table1.A2" office:value-type="string">
            <text:p text:style-name="P17">Merkkijono &lt;= 64 merkkiä</text:p>
          </table:table-cell>
          <table:table-cell table:style-name="Table1.C2" office:value-type="string">
            <text:p text:style-name="P19">Ää<text:span text:style-name="T3">nestysvaihtoehdon lyhyt nimi</text:span></text:p>
          </table:table-cell>
        </table:table-row>
        <table:table-row>
          <table:table-cell table:style-name="Table1.A2" office:value-type="string">
            <text:p text:style-name="P17">Kuvaus</text:p>
          </table:table-cell>
          <table:table-cell table:style-name="Table1.A2" office:value-type="string">
            <text:p text:style-name="P17">Merkkijono &lt;= 128 merkkiä</text:p>
          </table:table-cell>
          <table:table-cell table:style-name="Table1.C2" office:value-type="string">
            <text:p text:style-name="P19">Ää<text:span text:style-name="T3">nestysvaihtoehdon pitempi kuvaus</text:span></text:p>
          </table:table-cell>
        </table:table-row>
      </table:table>
      <text:p text:style-name="Text_20_body">Ää<text:span text:style-name="T13">nestysvaihtoehtoihin talletetaan lisäksi äänestyksen tunniste.</text:span></text:p>
      <text:p text:style-name="Text_20_body">Jokaiseen äänestykseen liittyy äänestysvaihtoehtoja. Jotta äänestys olisi mielekäs, on näitä oltava vähintään kaksi.</text:p>
      <text:h text:style-name="P38" text:outline-level="3"><text:bookmark-start text:name="__RefHeading___Toc478_1878694178"/>Tietokohde: Ääni <text:span text:style-name="T12">(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Attribuutti</text:p>
            </table:table-cell>
            <table:table-cell table:style-name="Table2.A1" office:value-type="string">
              <text:p text:style-name="P15">Arvojoukko</text:p>
            </table:table-cell>
            <table:table-cell table:style-name="Table2.C1" office:value-type="string">
              <text:p text:style-name="P15">Kuvailu</text:p>
            </table:table-cell>
          </table:table-row>
        </table:table-header-rows>
        <table:table-row>
          <table:table-cell table:style-name="Table2.A2" office:value-type="string">
            <text:p text:style-name="P21">Aika</text:p>
          </table:table-cell>
          <table:table-cell table:style-name="Table2.A2" office:value-type="string">
            <text:p text:style-name="P21">Aikaleima</text:p>
          </table:table-cell>
          <table:table-cell table:style-name="Table2.C2" office:value-type="string">
            <text:p text:style-name="P21">Koska ääni annettu</text:p>
          </table:table-cell>
        </table:table-row>
      </table:table>
      <text:p text:style-name="P10">Ää<text:span text:style-name="T13">neen talletetaan äänestyksen ja äänestysvaihtoehdon tunnisteet. Kun äänestysvaihtoehdon tunnisteet ovat yksilöllisiä, riittäisi pelkkä äänestysvaihtoehdonkin tunniste. Toisaalta äänten taulukointi ja tilastointi on helpompaa kun äänestyksen tunniste talletetaan myös tähän.</text:span></text:p>
      <text:p text:style-name="P10">Äänestettäessä jokaisesta äänestä tehdään rivi tähän tauluun. </text:p>
      <text:h text:style-name="P39" text:outline-level="3"><text:bookmark-start text:name="__RefHeading___Toc554_1792213270"/>Tietokohde: Ää<text:span text:style-name="T12">nestäneet</text:span> <text:span text:style-name="T12">(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Attribuutti</text:p>
            </table:table-cell>
            <table:table-cell table:style-name="Table5.A1" office:value-type="string">
              <text:p text:style-name="P16">Arvojoukko</text:p>
            </table:table-cell>
            <table:table-cell table:style-name="Table5.C1" office:value-type="string">
              <text:p text:style-name="P16">Kuvailu</text:p>
            </table:table-cell>
          </table:table-row>
        </table:table-header-rows>
        <table:table-row>
          <table:table-cell table:style-name="Table5.A2" office:value-type="string">
            <text:p text:style-name="P22">Aika</text:p>
          </table:table-cell>
          <table:table-cell table:style-name="Table5.A2" office:value-type="string">
            <text:p text:style-name="P22">Aikaleima</text:p>
          </table:table-cell>
          <table:table-cell table:style-name="Table5.C2" office:value-type="string">
            <text:p text:style-name="P22">Koska ääni annettu</text:p>
          </table:table-cell>
        </table:table-row>
      </table:table>
      <text:p text:style-name="P11">Ää<text:span text:style-name="T13">nestäneisiin talletetaan henkilön ja äänestyksen tunnisteet.</text:span></text:p>
      <text:p text:style-name="P11">Äänestettäessä <text:span text:style-name="T12">tunnistettuna </text:span>jokaisesta äänestä tehdään rivi tähän tauluun. <text:span text:style-name="T12">Tällä estetään luotettavasti kaksoisäänestykset.</text:span> </text:p>
      <text:h text:style-name="P38" text:outline-level="3"><text:bookmark-start text:name="__RefHeading___Toc480_1878694178"/>Tietokohde: <text:span text:style-name="T7">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Attribuutti</text:p>
            </table:table-cell>
            <table:table-cell table:style-name="Table4.A1" office:value-type="string">
              <text:p text:style-name="P15">Arvojoukko</text:p>
            </table:table-cell>
            <table:table-cell table:style-name="Table4.C1" office:value-type="string">
              <text:p text:style-name="P15">Kuvailu</text:p>
            </table:table-cell>
          </table:table-row>
        </table:table-header-rows>
        <table:table-row>
          <table:table-cell table:style-name="Table4.A2" office:value-type="string">
            <text:p text:style-name="P23">Nimi</text:p>
          </table:table-cell>
          <table:table-cell table:style-name="Table4.A2" office:value-type="string">
            <text:p text:style-name="P23">Merkkijono &lt;= 64 merkkiä</text:p>
          </table:table-cell>
          <table:table-cell table:style-name="Table4.C2" office:value-type="string">
            <text:p text:style-name="P21">Ää<text:span text:style-name="T7">nestyksen tyypin kuvaus</text:span></text:p>
          </table:table-cell>
        </table:table-row>
      </table:table>
      <text:p text:style-name="P4">Tähän kirjoitetaan äänestyksen mahdollisten tyyppien kuvaukset.</text:p>
      <text:h text:style-name="P38" text:outline-level="3"><text:bookmark-start text:name="__RefHeading___Toc350_800399434"/>Tietokohde: Henkilö <text:span text:style-name="T12">(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Attribuutti</text:p>
            </table:table-cell>
            <table:table-cell table:style-name="Table3.A1" office:value-type="string">
              <text:p text:style-name="P14">Arvojoukko</text:p>
            </table:table-cell>
            <table:table-cell table:style-name="Table3.C1" office:value-type="string">
              <text:p text:style-name="P14">Kuvailu</text:p>
            </table:table-cell>
          </table:table-row>
        </table:table-header-rows>
        <table:table-row>
          <table:table-cell table:style-name="Table3.A2" office:value-type="string">
            <text:p text:style-name="P18">Nimi</text:p>
          </table:table-cell>
          <table:table-cell table:style-name="Table3.A2" office:value-type="string">
            <text:p text:style-name="P18">Merkkijono &lt;= 64 merkkiä</text:p>
          </table:table-cell>
          <table:table-cell table:style-name="Table3.C2" office:value-type="string">
            <text:p text:style-name="P20">Henkilön nimi</text:p>
          </table:table-cell>
        </table:table-row>
        <table:table-row>
          <table:table-cell table:style-name="Table3.A2" office:value-type="string">
            <text:p text:style-name="P18">Kä<text:span text:style-name="T5">yttäjätunnus</text:span></text:p>
          </table:table-cell>
          <table:table-cell table:style-name="Table3.A2" office:value-type="string">
            <text:p text:style-name="P18">Merkkijono &lt;= <text:span text:style-name="T5">16</text:span> merkkiä</text:p>
          </table:table-cell>
          <table:table-cell table:style-name="Table3.C2" office:value-type="string">
            <text:p text:style-name="P20">Käyttäjätunnus</text:p>
          </table:table-cell>
        </table:table-row>
        <table:table-row>
          <table:table-cell table:style-name="Table3.A2" office:value-type="string">
            <text:p text:style-name="P20">Sähköposti</text:p>
          </table:table-cell>
          <table:table-cell table:style-name="Table3.A2" office:value-type="string">
            <text:p text:style-name="P18">Merkkijono &lt;= 64 merkkiä</text:p>
          </table:table-cell>
          <table:table-cell table:style-name="Table3.C2" office:value-type="string">
            <text:p text:style-name="P20">Sähköpostiosoite</text:p>
          </table:table-cell>
        </table:table-row>
        <table:table-row>
          <table:table-cell table:style-name="Table3.A2" office:value-type="string">
            <text:p text:style-name="P20">Salasanatiiviste</text:p>
          </table:table-cell>
          <table:table-cell table:style-name="Table3.A2" office:value-type="string">
            <text:p text:style-name="P18">Merkkijono &lt;= <text:span text:style-name="T5">255</text:span> merkkiä</text:p>
          </table:table-cell>
          <table:table-cell table:style-name="Table3.C2" office:value-type="string">
            <text:p text:style-name="P20">Salasanatiiviste, <text:span text:style-name="T9">SHA256, heksana</text:span></text:p>
          </table:table-cell>
        </table:table-row>
        <table:table-row>
          <table:table-cell table:style-name="Table3.A2" office:value-type="string">
            <text:p text:style-name="P20">Ylläpitäjä?</text:p>
          </table:table-cell>
          <table:table-cell table:style-name="Table3.A2" office:value-type="string">
            <text:p text:style-name="P20">Totuusarvo</text:p>
          </table:table-cell>
          <table:table-cell table:style-name="Table3.C2" office:value-type="string">
            <text:p text:style-name="P20">Onko tämä henkilö ylläpitäjä?</text:p>
          </table:table-cell>
        </table:table-row>
      </table:table>
      <text:p text:style-name="P3">Jos henkilö on ylläpitäjä, hän voi tehdä, muokata ja poistaa äänestyksiä sekä henkilöitä.</text:p>
      <text:h text:style-name="P30"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31" text:outline-level="1"><text:bookmark-start text:name="__RefHeading___Toc145_373782398"/>Järjestelmän yleisrakenne<text:bookmark-end text:name="__RefHeading___Toc145_373782398"/></text:h>
      <text:h text:style-name="P31" text:outline-level="1"><text:bookmark-start text:name="__RefHeading___Toc147_373782398"/>Käyttöliittymä ja järjestelmän komponentit<text:bookmark-end text:name="__RefHeading___Toc147_373782398"/></text:h>
      <text:list xml:id="list2838123412906172653" text:style-name="L3">
        <text:list-item>
          <text:p text:style-name="P43">Sisäänkirjautumissivu</text:p>
        </text:list-item>
        <text:list-item>
          <text:p text:style-name="P43">Äänestysluettelo</text:p>
        </text:list-item>
        <text:list-item>
          <text:p text:style-name="P43">Äänestäminen</text:p>
        </text:list-item>
        <text:list-item>
          <text:p text:style-name="P43">Äänestystulokset</text:p>
        </text:list-item>
        <text:list-item>
          <text:p text:style-name="P43">Tilastot</text:p>
        </text:list-item>
        <text:list-item>
          <text:p text:style-name="P43">Äänestykset: lisäys, muutos, poisto</text:p>
        </text:list-item>
        <text:list-item>
          <text:p text:style-name="P43"><text:soft-page-break/>Ää<text:span text:style-name="T2">nestysvaihtoehdot: lisäys, muutos, poisto</text:span></text:p>
        </text:list-item>
        <text:list-item>
          <text:p text:style-name="P43"><text:span text:style-name="T10">Henkilö</text:span>t: lisäys, muutos, poisto</text:p>
        </text:list-item>
      </text:list>
      <text:h text:style-name="P35" text:outline-level="2">Käyttöoikeustarkastukset</text:h>
      <text:p text:style-name="P12">Ainakin seuraavat käyttöoikeustarkastukset tulee toteuttaa:</text:p>
      <text:list xml:id="list727526839196428019" text:style-name="L4">
        <text:list-item>
          <text:p text:style-name="P44">Äänestäminen on sallittua ainoastaan annetulla aikavälillä.</text:p>
        </text:list-item>
        <text:list-item>
          <text:p text:style-name="P44">Kukin voi äänestää vain kerran. Tunnistautumattomana äänestettäessä talletetaan tieto sessioon, tunnistautuneena äänestettäessä talletetaan voters – tauluun.</text:p>
        </text:list-item>
        <text:list-item>
          <text:p text:style-name="P44">Jos äänestys vaatii tunnistautumisen, on kirjauduttava.</text:p>
        </text:list-item>
        <text:list-item>
          <text:p text:style-name="P44">Kirjauduttaessa tarkastetaan käyttäjätunnus ja salasana.</text:p>
        </text:list-item>
        <text:list-item>
          <text:p text:style-name="P44">Äänestystä ja siihen liittyviä vaihtoehtoja saa muuttaa ainoastaan vastuuhenkilö.</text:p>
        </text:list-item>
        <text:list-item>
          <text:p text:style-name="P44">Henkilöitä saa katsoa ja muuttaa ainoastaan ylläpitäjä.</text:p>
        </text:list-item>
        <text:list-item>
          <text:p text:style-name="P44">Tunnistautuneelle näytetään kaikki äänestykset, tunnistautumattomalle vain anonyyminä äänestettävät.</text:p>
        </text:list-item>
      </text:list>
      <text:h text:style-name="P32" text:outline-level="1"><text:bookmark-start text:name="__RefHeading___Toc149_373782398"/>Asennustiedot<text:bookmark-end text:name="__RefHeading___Toc149_373782398"/></text:h>
      <text:h text:style-name="P32" text:outline-level="1"><text:bookmark-start text:name="__RefHeading___Toc151_373782398"/>Käynnistysohje<text:bookmark-end text:name="__RefHeading___Toc151_373782398"/></text:h>
      <text:p text:style-name="P9">Mene selaimella osoitteeseen http://rikukali.users.helsinki.fi/leiska/</text:p>
      <text:h text:style-name="P32" text:outline-level="1"><text:bookmark-start text:name="__RefHeading___Toc153_373782398"/>Testaus ym.<text:bookmark-end text:name="__RefHeading___Toc153_373782398"/></text:h>
      <text:h text:style-name="P36"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7">Ongelmat prioriteettijärjestyksessä:</text:p>
      <text:list xml:id="list7171960357337599182" text:style-name="L5">
        <text:list-item>
          <text:p text:style-name="P47">Kun äänille annetaan tunnisteet järjestyksessä, on helppoa käydä läpi kaikki annetut äänet.</text:p>
        </text:list-item>
        <text:list-item>
          <text:p text:style-name="P45">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45">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46"><text:soft-page-break/>Ää<text:span text:style-name="T11">nestysvaihtoehtoa lisättäessä poll.id välitetään piilotetussa lomakkeen kentässä. Ilkeä käyttäjä voisi muuttaa sitä.</text:span></text:p>
        </text:list-item>
        <text:list-item>
          <text:p text:style-name="P46">Salasanatiivistettä ei ole suolattu.</text:p>
        </text:list-item>
      </text:list>
      <text:h text:style-name="Heading_20_2" text:outline-level="2"><text:bookmark-start text:name="__RefHeading___Toc157_373782398"/>Jatkokehitysideat<text:bookmark-end text:name="__RefHeading___Toc157_373782398"/></text:h>
      <text:h text:style-name="P40"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02T13:51:19.502914000</dc:date>
    <dc:creator>Riku Kalinen</dc:creator>
    <meta:editing-duration>PT3H43M31S</meta:editing-duration>
    <meta:editing-cycles>28</meta:editing-cycles>
    <meta:generator>LibreOffice/5.1.4.2$MacOSX_X86_64 LibreOffice_project/f99d75f39f1c57ebdd7ffc5f42867c12031db97a</meta:generator>
    <meta:document-statistic meta:table-count="6" meta:image-count="3" meta:object-count="0" meta:page-count="10" meta:paragraph-count="175" meta:word-count="716" meta:character-count="6435" meta:non-whitespace-character-count="5919"/>
  </office:meta>
</office:document-meta>
</file>